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4.1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25cm" fo:min-width="2.6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2cm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8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3465af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3465af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1.8cm" svg:x="8.721cm" svg:y="8.17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2cm" svg:height="1.6cm" svg:x="16.215cm" svg:y="11.973cm">
          <text:p text:style-name="P1"><text:span text:style-name="T2">Dart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6cm" svg:height="1.8cm" svg:x="3.242cm" svg:y="3.032cm"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cm" svg:height="1.8cm" svg:x="16.113cm" svg:y="3.032cm">
          <text:p text:style-name="P1"><text:span text:style-name="T2">FMRI-PO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4cm" svg:height="1.8cm" svg:x="0.918cm" svg:y="11.646cm">
          <text:p text:style-name="P1"><text:span text:style-name="T2">Talairac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8cm" svg:height="1.8cm" svg:x="9.121cm" svg:y="3.07cm">
          <text:p text:style-name="P1"><text:span text:style-name="T1">SPHARM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042cm" svg:y1="4.832cm" svg:x2="8.721cm" svg:y2="9.07cm" draw:start-shape="id1" draw:start-glue-point="2" draw:end-shape="id2" draw:end-glue-point="3" svg:d="M5042 4832v4238h3679" svg:viewBox="0 0 3680 4239">
          <text:p/>
        </draw:connector>
        <draw:connector draw:style-name="gr8" draw:text-style-name="P2" draw:layer="layout" svg:x1="11.021cm" svg:y1="4.87cm" svg:x2="11.021cm" svg:y2="8.17cm" draw:start-shape="id3" draw:start-glue-point="2" draw:end-shape="id2" draw:end-glue-point="0" svg:d="M11021 4870v3300" svg:viewBox="0 0 1 3301">
          <text:p/>
        </draw:connector>
        <draw:connector draw:style-name="gr9" draw:text-style-name="P2" draw:layer="layout" svg:x1="5.318cm" svg:y1="12.546cm" svg:x2="11.021cm" svg:y2="9.97cm" draw:start-shape="id4" draw:start-glue-point="1" draw:end-shape="id2" draw:end-glue-point="2" svg:d="M5318 12546h5703v-2576" svg:viewBox="0 0 5704 2577">
          <text:p/>
        </draw:connector>
        <draw:connector draw:style-name="gr10" draw:text-style-name="P4" draw:layer="layout" draw:type="curve" svg:x1="13.321cm" svg:y1="9.07cm" svg:x2="16.113cm" svg:y2="3.932cm" draw:start-shape="id2" draw:start-glue-point="1" draw:end-shape="id5" draw:end-glue-point="3" svg:d="M13321 9070c2058 0 662-5138 2792-5138" svg:viewBox="0 0 2793 5139">
          <text:p/>
        </draw:connector>
        <draw:connector draw:style-name="gr11" draw:text-style-name="P4" draw:layer="layout" draw:type="curve" svg:x1="11.021cm" svg:y1="9.97cm" svg:x2="17.815cm" svg:y2="11.973cm" draw:start-shape="id2" draw:start-glue-point="2" draw:end-shape="id6" svg:d="M11021 9970c0 1465 6794 464 6794 2003" svg:viewBox="0 0 6795 2004">
          <text:p/>
        </draw:connector>
        <draw:frame draw:style-name="gr12" draw:text-style-name="P6" draw:layer="layout" svg:width="3.63cm" svg:height="1.128cm" svg:x="15.277cm" svg:y="5.968cm">
          <draw:text-box>
            <text:p text:style-name="P5"><text:span text:style-name="T3">Non-Linear</text:span></text:p>
          </draw:text-box>
        </draw:frame>
        <draw:frame draw:style-name="gr13" draw:text-style-name="P6" draw:layer="layout" svg:width="2.123cm" svg:height="1.128cm" svg:x="8.91cm" svg:y="6.27cm">
          <draw:text-box>
            <text:p text:style-name="P5"><text:span text:style-name="T3">Affine</text:span></text:p>
          </draw:text-box>
        </draw:frame>
        <draw:frame draw:style-name="gr14" draw:text-style-name="P6" draw:layer="layout" svg:width="2.123cm" svg:height="1.128cm" svg:x="6.878cm" svg:y="12.699cm">
          <draw:text-box>
            <text:p text:style-name="P5"><text:span text:style-name="T3">Affine</text:span></text:p>
          </draw:text-box>
        </draw:frame>
        <draw:frame draw:style-name="gr15" draw:text-style-name="P6" draw:layer="layout" svg:width="2.123cm" svg:height="1.128cm" svg:x="5.572cm" svg:y="9.016cm">
          <draw:text-box>
            <text:p text:style-name="P5"><text:span text:style-name="T3">Affine</text:span></text:p>
          </draw:text-box>
        </draw:frame>
        <draw:frame draw:style-name="gr16" draw:text-style-name="P6" draw:layer="layout" svg:width="3.63cm" svg:height="1.128cm" svg:x="14.589cm" svg:y="9.524cm">
          <draw:text-box>
            <text:p text:style-name="P5"><text:span text:style-name="T3">Non-Linear</text:span></text:p>
          </draw:text-box>
        </draw:frame>
        <draw:frame draw:style-name="gr17" draw:text-style-name="P7" draw:layer="layout" svg:width="4.096cm" svg:height="1.128cm" svg:x="1.095cm" svg:y="13.7cm">
          <draw:text-box>
            <text:p text:style-name="P5"><text:span text:style-name="T1">Inter-Subject</text:span></text:p>
          </draw:text-box>
        </draw:frame>
        <draw:frame draw:style-name="gr18" draw:text-style-name="P7" draw:layer="layout" svg:width="4.096cm" svg:height="1.128cm" svg:x="16.113cm" svg:y="1.762cm">
          <draw:text-box>
            <text:p text:style-name="P5"><text:span text:style-name="T1">Inter-Subject</text:span></text:p>
          </draw:text-box>
        </draw:frame>
        <draw:frame draw:style-name="gr19" draw:text-style-name="P7" draw:layer="layout" svg:width="4.096cm" svg:height="1.128cm" svg:x="15.827cm" svg:y="13.842cm">
          <draw:text-box>
            <text:p text:style-name="P5"><text:span text:style-name="T1">Inter-Su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Normal" style:font-family-asian="'Source Han Sans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13:24:20.315728520</meta:creation-date>
    <dc:date>2015-09-01T13:30:44.864527808</dc:date>
    <meta:editing-duration>PT6M25S</meta:editing-duration>
    <meta:editing-cycles>1</meta:editing-cycles>
    <meta:document-statistic meta:object-count="19"/>
    <meta:generator>LibreOffice/5.0.0.5$Linux_X86_64 LibreOffice_project/00m0$Build-5</meta:generator>
  </office:meta>
</office:document-meta>
</file>